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06pt"/>
    </style:style>
    <style:style style:name="co2" style:family="table-column">
      <style:table-column-properties fo:break-before="auto" style:column-width="21.15pt"/>
    </style:style>
    <style:style style:name="co3" style:family="table-column">
      <style:table-column-properties fo:break-before="auto" style:column-width="21.91pt"/>
    </style:style>
    <style:style style:name="co4" style:family="table-column">
      <style:table-column-properties fo:break-before="auto" style:column-width="32.09pt"/>
    </style:style>
    <style:style style:name="co5" style:family="table-column">
      <style:table-column-properties fo:break-before="auto" style:column-width="31.29pt"/>
    </style:style>
    <style:style style:name="co6" style:family="table-column">
      <style:table-column-properties fo:break-before="auto" style:column-width="27.41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fo:border="none"/>
    </style:style>
    <style:style style:name="ce5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33">
      <style:table-cell-properties fo:background-color="transparent" style:rotation-align="none"/>
    </style:style>
    <style:style style:name="ce14" style:family="table-cell" style:parent-style-name="Default">
      <style:table-cell-properties fo:border-bottom="none" fo:background-color="#cfe7f5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cfe7f5" fo:border-left="0.99pt solid #000000" fo:border-right="none" fo:border-top="none"/>
    </style:style>
    <style:style style:name="ce16" style:family="table-cell" style:parent-style-name="Default">
      <style:table-cell-properties fo:border-bottom="0.06pt solid #000000" fo:background-color="#cfe7f5" fo:border-left="0.06pt solid #000000" fo:border-right="none" fo:border-top="none"/>
    </style:style>
    <style:style style:name="ce17" style:family="table-cell" style:parent-style-name="Default">
      <style:table-cell-properties fo:background-color="#cfe7f5"/>
    </style:style>
    <style:style style:name="ce18" style:family="table-cell" style:parent-style-name="Default">
      <style:table-cell-properties fo:border-bottom="0.06pt solid #000000" fo:background-color="#cfe7f5" fo:border-left="none" fo:border-right="none" fo:border-top="none"/>
    </style:style>
    <style:style style:name="ce19" style:family="table-cell" style:parent-style-name="Default">
      <style:table-cell-properties fo:border-bottom="none" fo:background-color="#cfe7f5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cfe7f5" fo:border-left="none" fo:border-right="0.99pt solid #000000" fo:border-top="none"/>
    </style:style>
    <style:style style:name="ce21" style:family="table-cell" style:parent-style-name="Default">
      <style:table-cell-properties fo:border-bottom="0.06pt solid #000000" fo:background-color="#cfe7f5" fo:border-left="none" fo:border-right="0.06pt solid #000000" fo:border-top="none"/>
    </style:style>
    <style:style style:name="ce22" style:family="table-cell" style:parent-style-name="Default">
      <style:table-cell-properties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ffcc" fo:border="none"/>
    </style:style>
    <style:style style:name="ce24" style:family="table-cell" style:parent-style-name="Default">
      <style:table-cell-properties fo:border-bottom="0.06pt solid #000000" fo:background-color="#ccffcc" fo:border-left="none" fo:border-right="none" fo:border-top="none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ccffcc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#ccffcc" fo:border-left="none" fo:border-right="0.99pt solid #000000" fo:border-top="none"/>
    </style:style>
    <style:style style:name="ce28" style:family="table-cell" style:parent-style-name="Default">
      <style:table-cell-properties fo:border-bottom="0.06pt solid #000000" fo:background-color="#ccffcc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ccff99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ccff99" fo:border-left="none" fo:border-right="0.99pt solid #000000" fo:border-top="none"/>
    </style:style>
    <style:style style:name="ce31" style:family="table-cell" style:parent-style-name="Default">
      <style:table-cell-properties fo:border-bottom="0.06pt solid #000000" fo:background-color="#ccff99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transparent" fo:border-left="0.06pt solid #000000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3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e6e6ff" fo:border-left="none" fo:border-right="0.99pt solid #000000" fo:border-top="none"/>
    </style:style>
    <style:style style:name="ce40" style:family="table-cell" style:parent-style-name="Default">
      <style:table-cell-properties fo:border-bottom="0.06pt solid #000000" fo:background-color="#e6e6ff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6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1"/>
          <table:table-cell table:style-name="ce2" table:number-columns-repeated="3"/>
          <table:table-cell table:style-name="ce1" table:number-columns-repeated="2"/>
          <table:table-cell table:style-name="ce2" table:number-columns-repeated="3"/>
          <table:table-cell table:style-name="ce1"/>
          <table:table-cell table:number-columns-repeated="8"/>
        </table:table-row>
        <table:table-row table:style-name="ro1" table:number-rows-repeated="8">
          <table:table-cell table:style-name="ce2" table:number-columns-repeated="8"/>
          <table:table-cell table:style-name="ce13"/>
          <table:table-cell table:style-name="ce2"/>
          <table:table-cell table:style-name="ce1" table:number-columns-repeated="2"/>
          <table:table-cell table:style-name="ce2" table:number-columns-repeated="3"/>
          <table:table-cell table:style-name="ce34"/>
          <table:table-cell table:number-columns-repeated="8"/>
        </table:table-row>
        <table:table-row table:style-name="ro2" table:number-rows-repeated="2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5</text:p>
          </table:table-cell>
          <table:table-cell table:style-name="ce6" office:value-type="string" calcext:value-type="string">
            <text:p>VALUES</text:p>
          </table:table-cell>
          <table:table-cell table:style-name="ce10" table:number-columns-repeated="2"/>
          <table:table-cell table:style-name="ce12"/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lower</text:p>
          </table:table-cell>
          <table:table-cell table:style-name="ce3" office:value-type="string" calcext:value-type="string">
            <text:p>upper</text:p>
          </table:table-cell>
          <table:table-cell table:style-name="ce22" office:value-type="string" calcext:value-type="string">
            <text:p>µ</text:p>
          </table:table-cell>
          <table:table-cell table:style-name="ce25" office:value-type="string" calcext:value-type="string">
            <text:p>StDev</text:p>
          </table:table-cell>
          <table:table-cell table:style-name="ce3" office:value-type="string" calcext:value-type="string">
            <text:p>Rand prob.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ev</text:p>
          </table:table-cell>
          <table:table-cell table:style-name="ce3" office:value-type="string" calcext:value-type="string">
            <text:p>Yates-1</text:p>
          </table:table-cell>
          <table:table-cell table:style-name="ce3" office:value-type="string" calcext:value-type="string">
            <text:p>Yates-2</text:p>
          </table:table-cell>
          <table:table-cell table:style-name="ce3" office:value-type="string" calcext:value-type="string">
            <text:p>Yates-3</text:p>
          </table:table-cell>
          <table:table-cell table:style-name="ce3" office:value-type="string" calcext:value-type="string">
            <text:p>Effects</text:p>
          </table:table-cell>
          <table:table-cell/>
        </table:table-row>
        <table:table-row table:style-name="ro2">
          <table:table-cell table:number-columns-repeated="4" table:style-name="ce4" office:value-type="string" calcext:value-type="string">
            <text:p>-</text:p>
          </table:table-cell>
          <table:table-cell table:style-name="ce7" office:value-type="float" office:value="-0.72" calcext:value-type="float">
            <text:p>-0.72</text:p>
          </table:table-cell>
          <table:table-cell office:value-type="float" office:value="7.66" calcext:value-type="float">
            <text:p>7.66</text:p>
          </table:table-cell>
          <table:table-cell office:value-type="float" office:value="0.087" calcext:value-type="float">
            <text:p>0.087</text:p>
          </table:table-cell>
          <table:table-cell office:value-type="float" office:value="12.22" calcext:value-type="float">
            <text:p>12.22</text:p>
          </table:table-cell>
          <table:table-cell table:style-name="ce14" office:value-type="float" office:value="2.3559891" calcext:value-type="float">
            <text:p>2.3559891</text:p>
          </table:table-cell>
          <table:table-cell table:style-name="ce17" office:value-type="float" office:value="-16769415" calcext:value-type="float">
            <text:p>-16769415</text:p>
          </table:table-cell>
          <table:table-cell table:style-name="ce19" office:value-type="float" office:value="6.38891957" calcext:value-type="float">
            <text:p>6.38891957</text:p>
          </table:table-cell>
          <table:table-cell table:style-name="ce23" table:formula="of:=[.I13]" office:value-type="float" office:value="2.3559891" calcext:value-type="float">
            <text:p>2.3559891</text:p>
          </table:table-cell>
          <table:table-cell table:style-name="ce26" table:formula="of:=([.K13]-[.I13])/1.64" office:value-type="float" office:value="2.45910394512195" calcext:value-type="float">
            <text:p>2.4591039451</text:p>
          </table:table-cell>
          <table:table-cell table:style-name="ce29" table:formula="of:=RAND()" office:value-type="float" office:value="0.777139137855962" calcext:value-type="float">
            <text:p>0.7771391379</text:p>
          </table:table-cell>
          <table:table-cell table:style-name="ce32" table:formula="of:=COM.MICROSOFT.NORM.INV(RAND();[.L13];[.M13])" office:value-type="float" office:value="3.50403400542839" calcext:value-type="float">
            <text:p>3.5040340054</text:p>
          </table:table-cell>
          <table:table-cell table:style-name="ce32" table:formula="of:=COM.MICROSOFT.NORM.INV(RAND();[.L13];[.M13])" office:value-type="float" office:value="0.662676221694266" calcext:value-type="float">
            <text:p>0.6626762217</text:p>
          </table:table-cell>
          <table:table-cell table:style-name="ce32" table:formula="of:=COM.MICROSOFT.NORM.INV(RAND();[.L13];[.M13])" office:value-type="float" office:value="1.95078997146278" calcext:value-type="float">
            <text:p>1.9507899715</text:p>
          </table:table-cell>
          <table:table-cell table:style-name="ce35" table:formula="of:=AVERAGE([.O13:.Q13])" office:value-type="float" office:value="2.03916673286181" calcext:value-type="float">
            <text:p>2.0391667329</text:p>
          </table:table-cell>
          <table:table-cell table:style-name="ce37" table:formula="of:=AVEDEV([.O13:.Q13])" office:value-type="float" office:value="0.976578181711055" calcext:value-type="float">
            <text:p>0.9765781817</text:p>
          </table:table-cell>
          <table:table-cell table:style-name="ce38" table:formula="of:=[.R13]+[.R14]" office:value-type="float" office:value="2.27101954374292" calcext:value-type="float">
            <text:p>2.2710195437</text:p>
          </table:table-cell>
          <table:table-cell table:style-name="ce38" table:formula="of:=[.T13]+[.T14]" office:value-type="float" office:value="-20.1090151563442" calcext:value-type="float">
            <text:p>-20.1090151563</text:p>
          </table:table-cell>
          <table:table-cell table:style-name="ce38" table:formula="of:=[.U13]+[.U14]" office:value-type="float" office:value="-22.8029564594664" calcext:value-type="float">
            <text:p>-22.8029564595</text:p>
          </table:table-cell>
          <table:table-cell table:style-name="ce41" table:formula="of:=[.V13]/16" office:value-type="float" office:value="-1.42518477871665" calcext:value-type="float">
            <text:p>-1.4251847787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7" office:value-type="float" office:value="-0.72" calcext:value-type="float">
            <text:p>-0.72</text:p>
          </table:table-cell>
          <table:table-cell office:value-type="float" office:value="7.66" calcext:value-type="float">
            <text:p>7.66</text:p>
          </table:table-cell>
          <table:table-cell office:value-type="float" office:value="0.087" calcext:value-type="float">
            <text:p>0.087</text:p>
          </table:table-cell>
          <table:table-cell office:value-type="float" office:value="16.88" calcext:value-type="float">
            <text:p>16.88</text:p>
          </table:table-cell>
          <table:table-cell table:style-name="ce14" office:value-type="float" office:value="-2.2207526" calcext:value-type="float">
            <text:p>-2.2207526</text:p>
          </table:table-cell>
          <table:table-cell table:style-name="ce17" office:value-type="float" office:value="-6.22221784" calcext:value-type="float">
            <text:p>-6.22221784</text:p>
          </table:table-cell>
          <table:table-cell table:style-name="ce19" office:value-type="float" office:value="1.78067325" calcext:value-type="float">
            <text:p>1.78067325</text:p>
          </table:table-cell>
          <table:table-cell table:style-name="ce23" table:formula="of:=[.I14]" office:value-type="float" office:value="-2.2207526" calcext:value-type="float">
            <text:p>-2.2207526</text:p>
          </table:table-cell>
          <table:table-cell table:style-name="ce26" table:formula="of:=([.K14]-[.I14])/1.64" office:value-type="float" office:value="2.43989381097561" calcext:value-type="float">
            <text:p>2.439893811</text:p>
          </table:table-cell>
          <table:table-cell table:style-name="ce29" table:formula="of:=RAND()" office:value-type="float" office:value="0.970574163934889" calcext:value-type="float">
            <text:p>0.9705741639</text:p>
          </table:table-cell>
          <table:table-cell table:style-name="ce33" table:formula="of:=COM.MICROSOFT.NORM.INV([.N14];[.L14];[.M14])" office:value-type="float" office:value="2.38893822005278" calcext:value-type="float">
            <text:p>2.3889382201</text:p>
          </table:table-cell>
          <table:table-cell table:style-name="ce32" table:formula="of:=COM.MICROSOFT.NORM.INV(RAND();[.L14];[.M14])" office:value-type="float" office:value="-0.458598019545714" calcext:value-type="float">
            <text:p>-0.4585980195</text:p>
          </table:table-cell>
          <table:table-cell table:style-name="ce32" table:formula="of:=COM.MICROSOFT.NORM.INV(RAND();[.L14];[.M14])" office:value-type="float" office:value="-1.23478176786375" calcext:value-type="float">
            <text:p>-1.2347817679</text:p>
          </table:table-cell>
          <table:table-cell table:style-name="ce35" table:formula="of:=AVERAGE([.O14:.Q14])" office:value-type="float" office:value="0.231852810881105" calcext:value-type="float">
            <text:p>0.2318528109</text:p>
          </table:table-cell>
          <table:table-cell table:style-name="ce37" table:formula="of:=AVEDEV([.O14:.Q14])" office:value-type="float" office:value="1.43805693944778" calcext:value-type="float">
            <text:p>1.4380569394</text:p>
          </table:table-cell>
          <table:table-cell table:style-name="ce38" table:formula="of:=[.R15]+[.R16]" office:value-type="float" office:value="-22.3800347000872" calcext:value-type="float">
            <text:p>-22.3800347001</text:p>
          </table:table-cell>
          <table:table-cell table:style-name="ce38" table:formula="of:=[.T15]+[.T16]" office:value-type="float" office:value="-2.69394130312221" calcext:value-type="float">
            <text:p>-2.6939413031</text:p>
          </table:table-cell>
          <table:table-cell table:style-name="ce38" table:formula="of:=[.U15]+[.U16]" office:value-type="float" office:value="-93.9042464679296" calcext:value-type="float">
            <text:p>-93.9042464679</text:p>
          </table:table-cell>
          <table:table-cell table:style-name="ce42" table:formula="of:=[.V14]/8" office:value-type="float" office:value="-11.7380308084912" calcext:value-type="float">
            <text:p>-11.7380308085</text:p>
          </table:table-cell>
          <table:table-cell office:value-type="string" calcext:value-type="string">
            <text:p>F5</text:p>
          </table:table-cell>
        </table:table-row>
        <table:table-row table:style-name="ro2"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-0.72" calcext:value-type="float">
            <text:p>-0.72</text:p>
          </table:table-cell>
          <table:table-cell office:value-type="float" office:value="7.66" calcext:value-type="float">
            <text:p>7.66</text:p>
          </table:table-cell>
          <table:table-cell office:value-type="float" office:value="0.602" calcext:value-type="float">
            <text:p>0.602</text:p>
          </table:table-cell>
          <table:table-cell office:value-type="float" office:value="12.22" calcext:value-type="float">
            <text:p>12.22</text:p>
          </table:table-cell>
          <table:table-cell table:style-name="ce14" office:value-type="float" office:value="-9.4853938" calcext:value-type="float">
            <text:p>-9.4853938</text:p>
          </table:table-cell>
          <table:table-cell table:style-name="ce17" office:value-type="float" office:value="-13.5096092" calcext:value-type="float">
            <text:p>-13.5096092</text:p>
          </table:table-cell>
          <table:table-cell table:style-name="ce19" office:value-type="float" office:value="-5.46117846" calcext:value-type="float">
            <text:p>-5.46117846</text:p>
          </table:table-cell>
          <table:table-cell table:style-name="ce23" table:formula="of:=[.I15]" office:value-type="float" office:value="-9.4853938" calcext:value-type="float">
            <text:p>-9.4853938</text:p>
          </table:table-cell>
          <table:table-cell table:style-name="ce26" table:formula="of:=([.K15]-[.I15])/1.64" office:value-type="float" office:value="2.45378984146341" calcext:value-type="float">
            <text:p>2.4537898415</text:p>
          </table:table-cell>
          <table:table-cell table:style-name="ce29" table:formula="of:=RAND()" office:value-type="float" office:value="0.60781616170166" calcext:value-type="float">
            <text:p>0.6078161617</text:p>
          </table:table-cell>
          <table:table-cell table:style-name="ce32" table:formula="of:=COM.MICROSOFT.NORM.INV([.N15];[.L15];[.M15])" office:value-type="float" office:value="-8.8139591342129" calcext:value-type="float">
            <text:p>-8.8139591342</text:p>
          </table:table-cell>
          <table:table-cell table:style-name="ce32" table:formula="of:=COM.MICROSOFT.NORM.INV(RAND();[.L15];[.M15])" office:value-type="float" office:value="-8.32334238815987" calcext:value-type="float">
            <text:p>-8.3233423882</text:p>
          </table:table-cell>
          <table:table-cell table:style-name="ce32" table:formula="of:=COM.MICROSOFT.NORM.INV(RAND();[.L15];[.M15])" office:value-type="float" office:value="-8.92282134933539" calcext:value-type="float">
            <text:p>-8.9228213493</text:p>
          </table:table-cell>
          <table:table-cell table:style-name="ce36" table:formula="of:=AVERAGE([.O15:.Q15])" office:value-type="float" office:value="-8.68670762390272" calcext:value-type="float">
            <text:p>-8.6867076239</text:p>
          </table:table-cell>
          <table:table-cell table:style-name="ce37" table:formula="of:=AVEDEV([.O15:.Q15])" office:value-type="float" office:value="0.242243490495236" calcext:value-type="float">
            <text:p>0.2422434905</text:p>
          </table:table-cell>
          <table:table-cell table:style-name="ce38" table:formula="of:=[.R17]+[.R18]" office:value-type="float" office:value="11.0403114607333" calcext:value-type="float">
            <text:p>11.0403114607</text:p>
          </table:table-cell>
          <table:table-cell table:style-name="ce38" table:formula="of:=[.T17]+[.T18]" office:value-type="float" office:value="-58.1715231183094" calcext:value-type="float">
            <text:p>-58.1715231183</text:p>
          </table:table-cell>
          <table:table-cell table:style-name="ce38" table:formula="of:=[.U17]+[.U18]" office:value-type="float" office:value="-19.7632182086716" calcext:value-type="float">
            <text:p>-19.7632182087</text:p>
          </table:table-cell>
          <table:table-cell table:style-name="ce42" table:formula="of:=[.V15]/8" office:value-type="float" office:value="-2.47040227608396" calcext:value-type="float">
            <text:p>-2.4704022761</text:p>
          </table:table-cell>
          <table:table-cell office:value-type="string" calcext:value-type="string">
            <text:p>F3</text:p>
          </table:table-cell>
        </table:table-row>
        <table:table-row table:style-name="ro2"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+</text:p>
          </table:table-cell>
          <table:table-cell table:style-name="ce7" office:value-type="float" office:value="-0.72" calcext:value-type="float">
            <text:p>-0.72</text:p>
          </table:table-cell>
          <table:table-cell office:value-type="float" office:value="7.66" calcext:value-type="float">
            <text:p>7.66</text:p>
          </table:table-cell>
          <table:table-cell office:value-type="float" office:value="0.602" calcext:value-type="float">
            <text:p>0.602</text:p>
          </table:table-cell>
          <table:table-cell office:value-type="float" office:value="16.88" calcext:value-type="float">
            <text:p>16.88</text:p>
          </table:table-cell>
          <table:table-cell table:style-name="ce14" office:value-type="float" office:value="-14.0621355" calcext:value-type="float">
            <text:p>-14.0621355</text:p>
          </table:table-cell>
          <table:table-cell table:style-name="ce17" office:value-type="float" office:value="-18.07348416" calcext:value-type="float">
            <text:p>-18.07348416</text:p>
          </table:table-cell>
          <table:table-cell table:style-name="ce19" office:value-type="float" office:value="-10.05042934" calcext:value-type="float">
            <text:p>-10.05042934</text:p>
          </table:table-cell>
          <table:table-cell table:style-name="ce23" table:formula="of:=[.I16]" office:value-type="float" office:value="-14.0621355" calcext:value-type="float">
            <text:p>-14.0621355</text:p>
          </table:table-cell>
          <table:table-cell table:style-name="ce26" table:formula="of:=([.K16]-[.I16])/1.64" office:value-type="float" office:value="2.44616229268293" calcext:value-type="float">
            <text:p>2.4461622927</text:p>
          </table:table-cell>
          <table:table-cell table:style-name="ce29" table:formula="of:=RAND()" office:value-type="float" office:value="0.881659077700616" calcext:value-type="float">
            <text:p>0.8816590777</text:p>
          </table:table-cell>
          <table:table-cell table:style-name="ce33" table:formula="of:=COM.MICROSOFT.NORM.INV([.N16];[.L16];[.M16])" office:value-type="float" office:value="-11.1675396192637" calcext:value-type="float">
            <text:p>-11.1675396193</text:p>
          </table:table-cell>
          <table:table-cell table:style-name="ce32" table:formula="of:=COM.MICROSOFT.NORM.INV(RAND();[.L16];[.M16])" office:value-type="float" office:value="-14.0585076028016" calcext:value-type="float">
            <text:p>-14.0585076028</text:p>
          </table:table-cell>
          <table:table-cell table:style-name="ce32" table:formula="of:=COM.MICROSOFT.NORM.INV(RAND();[.L16];[.M16])" office:value-type="float" office:value="-15.8539340064881" calcext:value-type="float">
            <text:p>-15.8539340065</text:p>
          </table:table-cell>
          <table:table-cell table:style-name="ce35" table:formula="of:=AVERAGE([.O16:.Q16])" office:value-type="float" office:value="-13.6933270761844" calcext:value-type="float">
            <text:p>-13.6933270762</text:p>
          </table:table-cell>
          <table:table-cell table:style-name="ce37" table:formula="of:=AVEDEV([.O16:.Q16])" office:value-type="float" office:value="1.68385830461385" calcext:value-type="float">
            <text:p>1.6838583046</text:p>
          </table:table-cell>
          <table:table-cell table:style-name="ce38" table:formula="of:=[.R19]+[.R20]" office:value-type="float" office:value="-13.7342527638555" calcext:value-type="float">
            <text:p>-13.7342527639</text:p>
          </table:table-cell>
          <table:table-cell table:style-name="ce38" table:formula="of:=[.T19]+[.T20]" office:value-type="float" office:value="-35.7327233496202" calcext:value-type="float">
            <text:p>-35.7327233496</text:p>
          </table:table-cell>
          <table:table-cell table:style-name="ce38" table:formula="of:=[.U19]+[.U20]" office:value-type="float" office:value="-13.0109805114619" calcext:value-type="float">
            <text:p>-13.0109805115</text:p>
          </table:table-cell>
          <table:table-cell table:style-name="ce42" table:formula="of:=[.V16]/8" office:value-type="float" office:value="-1.62637256393273" calcext:value-type="float">
            <text:p>-1.6263725639</text:p>
          </table:table-cell>
          <table:table-cell office:value-type="string" calcext:value-type="string">
            <text:p>F3*F5</text:p>
          </table:table-cell>
        </table:table-row>
        <table:table-row table:style-name="ro2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-0.72" calcext:value-type="float">
            <text:p>-0.72</text:p>
          </table:table-cell>
          <table:table-cell office:value-type="float" office:value="13.11" calcext:value-type="float">
            <text:p>13.11</text:p>
          </table:table-cell>
          <table:table-cell office:value-type="float" office:value="0.087" calcext:value-type="float">
            <text:p>0.087</text:p>
          </table:table-cell>
          <table:table-cell office:value-type="float" office:value="12.22" calcext:value-type="float">
            <text:p>12.22</text:p>
          </table:table-cell>
          <table:table-cell table:style-name="ce14" office:value-type="float" office:value="7.8381458" calcext:value-type="float">
            <text:p>7.8381458</text:p>
          </table:table-cell>
          <table:table-cell table:style-name="ce17" office:value-type="float" office:value="3.7999952" calcext:value-type="float">
            <text:p>3.7999952</text:p>
          </table:table-cell>
          <table:table-cell table:style-name="ce19" office:value-type="float" office:value="11.87633959" calcext:value-type="float">
            <text:p>11.87633959</text:p>
          </table:table-cell>
          <table:table-cell table:style-name="ce23" table:formula="of:=[.I17]" office:value-type="float" office:value="7.8381458" calcext:value-type="float">
            <text:p>7.8381458</text:p>
          </table:table-cell>
          <table:table-cell table:style-name="ce26" table:formula="of:=([.K17]-[.I17])/1.64" office:value-type="float" office:value="2.46231328658537" calcext:value-type="float">
            <text:p>2.4623132866</text:p>
          </table:table-cell>
          <table:table-cell table:style-name="ce29" table:formula="of:=RAND()" office:value-type="float" office:value="0.719925241240173" calcext:value-type="float">
            <text:p>0.7199252412</text:p>
          </table:table-cell>
          <table:table-cell table:style-name="ce32" table:formula="of:=COM.MICROSOFT.NORM.INV([.N17];[.L17];[.M17])" office:value-type="float" office:value="9.27273738158943" calcext:value-type="float">
            <text:p>9.2727373816</text:p>
          </table:table-cell>
          <table:table-cell table:style-name="ce32" table:formula="of:=COM.MICROSOFT.NORM.INV(RAND();[.L17];[.M17])" office:value-type="float" office:value="7.92090174488965" calcext:value-type="float">
            <text:p>7.9209017449</text:p>
          </table:table-cell>
          <table:table-cell table:style-name="ce32" table:formula="of:=COM.MICROSOFT.NORM.INV(RAND();[.L17];[.M17])" office:value-type="float" office:value="10.4361056478412" calcext:value-type="float">
            <text:p>10.4361056478</text:p>
          </table:table-cell>
          <table:table-cell table:style-name="ce35" table:formula="of:=AVERAGE([.O17:.Q17])" office:value-type="float" office:value="9.20991492477344" calcext:value-type="float">
            <text:p>9.2099149248</text:p>
          </table:table-cell>
          <table:table-cell table:style-name="ce37" table:formula="of:=AVEDEV([.O17:.Q17])" office:value-type="float" office:value="0.859342119922523" calcext:value-type="float">
            <text:p>0.8593421199</text:p>
          </table:table-cell>
          <table:table-cell table:style-name="ce38" table:formula="of:=[.O21]+[.O22]" office:value-type="float" office:value="-19.1806047560142" calcext:value-type="float">
            <text:p>-19.180604756</text:p>
          </table:table-cell>
          <table:table-cell table:style-name="ce38" table:formula="of:=[.T21]+[.T22]" office:value-type="float" office:value="-6.81393337426242" calcext:value-type="float">
            <text:p>-6.8139333743</text:p>
          </table:table-cell>
          <table:table-cell table:style-name="ce38" table:formula="of:=[.U21]+[.U22]" office:value-type="float" office:value="-49.4256184684188" calcext:value-type="float">
            <text:p>-49.4256184684</text:p>
          </table:table-cell>
          <table:table-cell table:style-name="ce42" table:formula="of:=[.V17]/8" office:value-type="float" office:value="-6.17820230855235" calcext:value-type="float">
            <text:p>-6.1782023086</text:p>
          </table:table-cell>
          <table:table-cell office:value-type="string" calcext:value-type="string">
            <text:p>F2</text:p>
          </table:table-cell>
        </table:table-row>
        <table:table-row table:style-name="ro2"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7" office:value-type="float" office:value="-0.72" calcext:value-type="float">
            <text:p>-0.72</text:p>
          </table:table-cell>
          <table:table-cell office:value-type="float" office:value="13.11" calcext:value-type="float">
            <text:p>13.11</text:p>
          </table:table-cell>
          <table:table-cell office:value-type="float" office:value="0.087" calcext:value-type="float">
            <text:p>0.087</text:p>
          </table:table-cell>
          <table:table-cell office:value-type="float" office:value="16.88" calcext:value-type="float">
            <text:p>16.88</text:p>
          </table:table-cell>
          <table:table-cell table:style-name="ce14" office:value-type="float" office:value="3.2614042" calcext:value-type="float">
            <text:p>3.2614042</text:p>
          </table:table-cell>
          <table:table-cell table:style-name="ce17" office:value-type="float" office:value="-0.7434482" calcext:value-type="float">
            <text:p>-0.7434482</text:p>
          </table:table-cell>
          <table:table-cell table:style-name="ce19" office:value-type="float" office:value="7.26625657" calcext:value-type="float">
            <text:p>7.26625657</text:p>
          </table:table-cell>
          <table:table-cell table:style-name="ce23" table:formula="of:=[.I18]" office:value-type="float" office:value="3.2614042" calcext:value-type="float">
            <text:p>3.2614042</text:p>
          </table:table-cell>
          <table:table-cell table:style-name="ce26" table:formula="of:=([.K18]-[.I18])/1.64" office:value-type="float" office:value="2.44198315243902" calcext:value-type="float">
            <text:p>2.4419831524</text:p>
          </table:table-cell>
          <table:table-cell table:style-name="ce29" table:formula="of:=RAND()" office:value-type="float" office:value="0.0134929842653486" calcext:value-type="float">
            <text:p>0.0134929843</text:p>
          </table:table-cell>
          <table:table-cell table:style-name="ce33" table:formula="of:=COM.MICROSOFT.NORM.INV([.N18];[.L18];[.M18])" office:value-type="float" office:value="-2.13958051498138" calcext:value-type="float">
            <text:p>-2.139580515</text:p>
          </table:table-cell>
          <table:table-cell table:style-name="ce32" table:formula="of:=COM.MICROSOFT.NORM.INV(RAND();[.L18];[.M18])" office:value-type="float" office:value="4.15520417568511" calcext:value-type="float">
            <text:p>4.1552041757</text:p>
          </table:table-cell>
          <table:table-cell table:style-name="ce32" table:formula="of:=COM.MICROSOFT.NORM.INV(RAND();[.L18];[.M18])" office:value-type="float" office:value="3.47556594717578" calcext:value-type="float">
            <text:p>3.4755659472</text:p>
          </table:table-cell>
          <table:table-cell table:style-name="ce36" table:formula="of:=AVERAGE([.O18:.Q18])" office:value-type="float" office:value="1.83039653595984" calcext:value-type="float">
            <text:p>1.830396536</text:p>
          </table:table-cell>
          <table:table-cell table:style-name="ce37" table:formula="of:=AVEDEV([.O18:.Q18])" office:value-type="float" office:value="2.64665136729414" calcext:value-type="float">
            <text:p>2.6466513673</text:p>
          </table:table-cell>
          <table:table-cell table:style-name="ce38" table:formula="of:=[.R23]+[.R24]" office:value-type="float" office:value="-38.9909183622951" calcext:value-type="float">
            <text:p>-38.9909183623</text:p>
          </table:table-cell>
          <table:table-cell table:style-name="ce38" table:formula="of:=[.T23]+[.T24]" office:value-type="float" office:value="-12.9492848344092" calcext:value-type="float">
            <text:p>-12.9492848344</text:p>
          </table:table-cell>
          <table:table-cell table:style-name="ce38" table:formula="of:=[.U23]+[.U24]" office:value-type="float" office:value="-42.673214750097" calcext:value-type="float">
            <text:p>-42.6732147501</text:p>
          </table:table-cell>
          <table:table-cell table:style-name="ce42" table:formula="of:=[.V18]/8" office:value-type="float" office:value="-5.33415184376213" calcext:value-type="float">
            <text:p>-5.3341518438</text:p>
          </table:table-cell>
          <table:table-cell office:value-type="string" calcext:value-type="string">
            <text:p>F2*F5</text:p>
          </table:table-cell>
        </table:table-row>
        <table:table-row table:style-name="ro2"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-0.72" calcext:value-type="float">
            <text:p>-0.72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2" calcext:value-type="float">
            <text:p>0.602</text:p>
          </table:table-cell>
          <table:table-cell office:value-type="float" office:value="12.22" calcext:value-type="float">
            <text:p>12.22</text:p>
          </table:table-cell>
          <table:table-cell table:style-name="ce14" office:value-type="float" office:value="-4.0032371" calcext:value-type="float">
            <text:p>-4.0032371</text:p>
          </table:table-cell>
          <table:table-cell table:style-name="ce17" office:value-type="float" office:value="-8.0406453" calcext:value-type="float">
            <text:p>-8.0406453</text:p>
          </table:table-cell>
          <table:table-cell table:style-name="ce19" office:value-type="float" office:value="0.03417108" calcext:value-type="float">
            <text:p>0.03417108</text:p>
          </table:table-cell>
          <table:table-cell table:style-name="ce23" table:formula="of:=[.I19]" office:value-type="float" office:value="-4.0032371" calcext:value-type="float">
            <text:p>-4.0032371</text:p>
          </table:table-cell>
          <table:table-cell table:style-name="ce26" table:formula="of:=([.K19]-[.I19])/1.64" office:value-type="float" office:value="2.46183425609756" calcext:value-type="float">
            <text:p>2.4618342561</text:p>
          </table:table-cell>
          <table:table-cell table:style-name="ce29" table:formula="of:=RAND()" office:value-type="float" office:value="0.438836712626133" calcext:value-type="float">
            <text:p>0.4388367126</text:p>
          </table:table-cell>
          <table:table-cell table:style-name="ce32" table:formula="of:=COM.MICROSOFT.NORM.INV([.N19];[.L19];[.M19])" office:value-type="float" office:value="-4.3821607211824" calcext:value-type="float">
            <text:p>-4.3821607212</text:p>
          </table:table-cell>
          <table:table-cell table:style-name="ce32" table:formula="of:=COM.MICROSOFT.NORM.INV(RAND();[.L19];[.M19])" office:value-type="float" office:value="-3.06360459431788" calcext:value-type="float">
            <text:p>-3.0636045943</text:p>
          </table:table-cell>
          <table:table-cell table:style-name="ce32" table:formula="of:=COM.MICROSOFT.NORM.INV(RAND();[.L19];[.M19])" office:value-type="float" office:value="-4.80096416188951" calcext:value-type="float">
            <text:p>-4.8009641619</text:p>
          </table:table-cell>
          <table:table-cell table:style-name="ce35" table:formula="of:=AVERAGE([.O19:.Q19])" office:value-type="float" office:value="-4.08224315912993" calcext:value-type="float">
            <text:p>-4.0822431591</text:p>
          </table:table-cell>
          <table:table-cell table:style-name="ce37" table:formula="of:=AVEDEV([.O19:.Q19])" office:value-type="float" office:value="0.679092376541366" calcext:value-type="float">
            <text:p>0.6790923765</text:p>
          </table:table-cell>
          <table:table-cell table:style-name="ce38" table:formula="of:=[.O25]+[.O26]" office:value-type="float" office:value="-6.43491110290206" calcext:value-type="float">
            <text:p>-6.4349111029</text:p>
          </table:table-cell>
          <table:table-cell table:style-name="ce38" table:formula="of:=[.T25]+[.T26]" office:value-type="float" office:value="-8.59956397810203" calcext:value-type="float">
            <text:p>-8.5995639781</text:p>
          </table:table-cell>
          <table:table-cell table:style-name="ce38" table:formula="of:=[.U25]+[.U26]" office:value-type="float" office:value="-1.38955358708303" calcext:value-type="float">
            <text:p>-1.3895535871</text:p>
          </table:table-cell>
          <table:table-cell table:style-name="ce42" table:formula="of:=[.V19]/8" office:value-type="float" office:value="-0.173694198385378" calcext:value-type="float">
            <text:p>-0.1736941984</text:p>
          </table:table-cell>
          <table:table-cell office:value-type="string" calcext:value-type="string">
            <text:p>F2*F3</text:p>
          </table:table-cell>
        </table:table-row>
        <table:table-row table:style-name="ro2">
          <table:table-cell table:style-name="ce5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+</text:p>
          </table:table-cell>
          <table:table-cell table:style-name="ce8" office:value-type="float" office:value="-0.72" calcext:value-type="float">
            <text:p>-0.72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2" calcext:value-type="float">
            <text:p>0.602</text:p>
          </table:table-cell>
          <table:table-cell office:value-type="float" office:value="16.88" calcext:value-type="float">
            <text:p>16.88</text:p>
          </table:table-cell>
          <table:table-cell table:style-name="ce15" office:value-type="float" office:value="-8.5799787" calcext:value-type="float">
            <text:p>-8.5799787</text:p>
          </table:table-cell>
          <table:table-cell table:style-name="ce18" office:value-type="float" office:value="-12.603049" calcext:value-type="float">
            <text:p>-12.603049</text:p>
          </table:table-cell>
          <table:table-cell table:style-name="ce20" office:value-type="float" office:value="-4.55690839" calcext:value-type="float">
            <text:p>-4.55690839</text:p>
          </table:table-cell>
          <table:table-cell table:style-name="ce24" table:formula="of:=[.I20]" office:value-type="float" office:value="-8.5799787" calcext:value-type="float">
            <text:p>-8.5799787</text:p>
          </table:table-cell>
          <table:table-cell table:style-name="ce27" table:formula="of:=([.K20]-[.I20])/1.64" office:value-type="float" office:value="2.45309165243902" calcext:value-type="float">
            <text:p>2.4530916524</text:p>
          </table:table-cell>
          <table:table-cell table:style-name="ce30" table:formula="of:=RAND()" office:value-type="float" office:value="0.0331268660755258" calcext:value-type="float">
            <text:p>0.0331268661</text:p>
          </table:table-cell>
          <table:table-cell table:style-name="ce33" table:formula="of:=COM.MICROSOFT.NORM.INV([.N20];[.L20];[.M20])" office:value-type="float" office:value="-13.0855798295543" calcext:value-type="float">
            <text:p>-13.0855798296</text:p>
          </table:table-cell>
          <table:table-cell table:style-name="ce32" table:formula="of:=COM.MICROSOFT.NORM.INV(RAND();[.L20];[.M20])" office:value-type="float" office:value="-5.11847224568643" calcext:value-type="float">
            <text:p>-5.1184722457</text:p>
          </table:table-cell>
          <table:table-cell table:style-name="ce32" table:formula="of:=COM.MICROSOFT.NORM.INV(RAND();[.L20];[.M20])" office:value-type="float" office:value="-10.7519767389359" calcext:value-type="float">
            <text:p>-10.7519767389</text:p>
          </table:table-cell>
          <table:table-cell table:style-name="ce35" table:formula="of:=AVERAGE([.O20:.Q20])" office:value-type="float" office:value="-9.65200960472555" calcext:value-type="float">
            <text:p>-9.6520096047</text:p>
          </table:table-cell>
          <table:table-cell table:style-name="ce37" table:formula="of:=AVEDEV([.O20:.Q20])" office:value-type="float" office:value="3.02235823935941" calcext:value-type="float">
            <text:p>3.0223582394</text:p>
          </table:table-cell>
          <table:table-cell table:style-name="ce39" table:formula="of:=[.R27]+[.R28]" office:value-type="float" office:value="-29.2978122467182" calcext:value-type="float">
            <text:p>-29.2978122467</text:p>
          </table:table-cell>
          <table:table-cell table:style-name="ce39" table:formula="of:=[.T27]+[.T28]" office:value-type="float" office:value="-4.41141653335985" calcext:value-type="float">
            <text:p>-4.4114165334</text:p>
          </table:table-cell>
          <table:table-cell table:style-name="ce39" table:formula="of:=[.U27]+[.U28]" office:value-type="float" office:value="-4.19224786713436" calcext:value-type="float">
            <text:p>-4.1922478671</text:p>
          </table:table-cell>
          <table:table-cell table:style-name="ce42" table:formula="of:=[.V20]/8" office:value-type="float" office:value="-0.524030983391795" calcext:value-type="float">
            <text:p>-0.5240309834</text:p>
          </table:table-cell>
          <table:table-cell office:value-type="string" calcext:value-type="string">
            <text:p>F2*F3*F5</text:p>
          </table:table-cell>
        </table:table-row>
        <table:table-row table:style-name="ro2">
          <table:table-cell table:style-name="ce4" office:value-type="string" calcext:value-type="string">
            <text:p>+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7" office:value-type="float" office:value="0.67" calcext:value-type="float">
            <text:p>0.67</text:p>
          </table:table-cell>
          <table:table-cell office:value-type="float" office:value="7.66" calcext:value-type="float">
            <text:p>7.66</text:p>
          </table:table-cell>
          <table:table-cell office:value-type="float" office:value="0.087" calcext:value-type="float">
            <text:p>0.087</text:p>
          </table:table-cell>
          <table:table-cell office:value-type="float" office:value="12.22" calcext:value-type="float">
            <text:p>12.22</text:p>
          </table:table-cell>
          <table:table-cell table:style-name="ce14" office:value-type="float" office:value="-5.9188001" calcext:value-type="float">
            <text:p>-5.9188001</text:p>
          </table:table-cell>
          <table:table-cell table:style-name="ce17" office:value-type="float" office:value="-9.9528403" calcext:value-type="float">
            <text:p>-9.9528403</text:p>
          </table:table-cell>
          <table:table-cell table:style-name="ce19" office:value-type="float" office:value="-1.88476002" calcext:value-type="float">
            <text:p>-1.88476002</text:p>
          </table:table-cell>
          <table:table-cell table:style-name="ce23" table:formula="of:=[.I21]" office:value-type="float" office:value="-5.9188001" calcext:value-type="float">
            <text:p>-5.9188001</text:p>
          </table:table-cell>
          <table:table-cell table:style-name="ce26" table:formula="of:=([.K21]-[.I21])/1.64" office:value-type="float" office:value="2.45978053658537" calcext:value-type="float">
            <text:p>2.4597805366</text:p>
          </table:table-cell>
          <table:table-cell table:style-name="ce29" table:formula="of:=RAND()" office:value-type="float" office:value="0.548198671554116" calcext:value-type="float">
            <text:p>0.5481986716</text:p>
          </table:table-cell>
          <table:table-cell table:style-name="ce32" table:formula="of:=COM.MICROSOFT.NORM.INV([.N21];[.L21];[.M21])" office:value-type="float" office:value="-5.62089219185965" calcext:value-type="float">
            <text:p>-5.6208921919</text:p>
          </table:table-cell>
          <table:table-cell table:style-name="ce32" table:formula="of:=COM.MICROSOFT.NORM.INV(RAND();[.L21];[.M21])" office:value-type="float" office:value="-5.97145880422987" calcext:value-type="float">
            <text:p>-5.9714588042</text:p>
          </table:table-cell>
          <table:table-cell table:style-name="ce32" table:formula="of:=COM.MICROSOFT.NORM.INV(RAND();[.L21];[.M21])" office:value-type="float" office:value="-13.0832319461968" calcext:value-type="float">
            <text:p>-13.0832319462</text:p>
          </table:table-cell>
          <table:table-cell table:style-name="ce36" table:formula="of:=AVERAGE([.O21:.Q21])" office:value-type="float" office:value="-8.22519431409542" calcext:value-type="float">
            <text:p>-8.2251943141</text:p>
          </table:table-cell>
          <table:table-cell table:style-name="ce37" table:formula="of:=AVEDEV([.O21:.Q21])" office:value-type="float" office:value="3.23869175473422" calcext:value-type="float">
            <text:p>3.2386917547</text:p>
          </table:table-cell>
          <table:table-cell table:style-name="ce38" table:formula="of:=[.R14]-[.R13]" office:value-type="float" office:value="-1.80731392198071" calcext:value-type="float">
            <text:p>-1.807313922</text:p>
          </table:table-cell>
          <table:table-cell table:style-name="ce38" table:formula="of:=[.T14]-[.T13]" office:value-type="float" office:value="-24.6510542438301" calcext:value-type="float">
            <text:p>-24.6510542438</text:p>
          </table:table-cell>
          <table:table-cell table:style-name="ce38" table:formula="of:=[.U14]-[.U13]" office:value-type="float" office:value="17.415073853222" calcext:value-type="float">
            <text:p>17.4150738532</text:p>
          </table:table-cell>
          <table:table-cell table:style-name="ce42" table:formula="of:=[.V21]/8" office:value-type="float" office:value="2.17688423165275" calcext:value-type="float">
            <text:p>2.1768842317</text:p>
          </table:table-cell>
          <table:table-cell office:value-type="string" calcext:value-type="string">
            <text:p>F1</text:p>
          </table:table-cell>
        </table:table-row>
        <table:table-row table:style-name="ro2">
          <table:table-cell table:style-name="ce4" office:value-type="string" calcext:value-type="string">
            <text:p>+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7" office:value-type="float" office:value="0.67" calcext:value-type="float">
            <text:p>0.67</text:p>
          </table:table-cell>
          <table:table-cell office:value-type="float" office:value="7.66" calcext:value-type="float">
            <text:p>7.66</text:p>
          </table:table-cell>
          <table:table-cell office:value-type="float" office:value="0.087" calcext:value-type="float">
            <text:p>0.087</text:p>
          </table:table-cell>
          <table:table-cell office:value-type="float" office:value="16.88" calcext:value-type="float">
            <text:p>16.88</text:p>
          </table:table-cell>
          <table:table-cell table:style-name="ce14" office:value-type="float" office:value="-10.4955418" calcext:value-type="float">
            <text:p>-10.4955418</text:p>
          </table:table-cell>
          <table:table-cell table:style-name="ce17" office:value-type="float" office:value="-14.4975118" calcext:value-type="float">
            <text:p>-14.4975118</text:p>
          </table:table-cell>
          <table:table-cell table:style-name="ce19" office:value-type="float" office:value="-6.4935717" calcext:value-type="float">
            <text:p>-6.4935717</text:p>
          </table:table-cell>
          <table:table-cell table:style-name="ce23" table:formula="of:=[.I22]" office:value-type="float" office:value="-10.4955418" calcext:value-type="float">
            <text:p>-10.4955418</text:p>
          </table:table-cell>
          <table:table-cell table:style-name="ce26" table:formula="of:=([.K22]-[.I22])/1.64" office:value-type="float" office:value="2.44022567073171" calcext:value-type="float">
            <text:p>2.4402256707</text:p>
          </table:table-cell>
          <table:table-cell table:style-name="ce29" table:formula="of:=RAND()" office:value-type="float" office:value="0.104613911330164" calcext:value-type="float">
            <text:p>0.1046139113</text:p>
          </table:table-cell>
          <table:table-cell table:style-name="ce33" table:formula="of:=COM.MICROSOFT.NORM.INV([.N22];[.L22];[.M22])" office:value-type="float" office:value="-13.5597125641546" calcext:value-type="float">
            <text:p>-13.5597125642</text:p>
          </table:table-cell>
          <table:table-cell table:style-name="ce32" table:formula="of:=COM.MICROSOFT.NORM.INV(RAND();[.L22];[.M22])" office:value-type="float" office:value="-6.6623135226086" calcext:value-type="float">
            <text:p>-6.6623135226</text:p>
          </table:table-cell>
          <table:table-cell table:style-name="ce32" table:formula="of:=COM.MICROSOFT.NORM.INV(RAND();[.L22];[.M22])" office:value-type="float" office:value="-8.58115023817084" calcext:value-type="float">
            <text:p>-8.5811502382</text:p>
          </table:table-cell>
          <table:table-cell table:style-name="ce36" table:formula="of:=AVERAGE([.O22:.Q22])" office:value-type="float" office:value="-9.60105877497801" calcext:value-type="float">
            <text:p>-9.601058775</text:p>
          </table:table-cell>
          <table:table-cell table:style-name="ce37" table:formula="of:=AVEDEV([.O22:.Q22])" office:value-type="float" office:value="2.63910252611772" calcext:value-type="float">
            <text:p>2.6391025261</text:p>
          </table:table-cell>
          <table:table-cell table:style-name="ce38" table:formula="of:=[.R16]-[.R15]" office:value-type="float" office:value="-5.00661945228172" calcext:value-type="float">
            <text:p>-5.0066194523</text:p>
          </table:table-cell>
          <table:table-cell table:style-name="ce38" table:formula="of:=[.T16]-[.T15]" office:value-type="float" office:value="-24.7745642245887" calcext:value-type="float">
            <text:p>-24.7745642246</text:p>
          </table:table-cell>
          <table:table-cell table:style-name="ce38" table:formula="of:=[.U16]-[.U15]" office:value-type="float" office:value="22.4387997686891" calcext:value-type="float">
            <text:p>22.4387997687</text:p>
          </table:table-cell>
          <table:table-cell table:style-name="ce42" table:formula="of:=[.V22]/8" office:value-type="float" office:value="2.80484997108614" calcext:value-type="float">
            <text:p>2.8048499711</text:p>
          </table:table-cell>
          <table:table-cell office:value-type="string" calcext:value-type="string">
            <text:p>F1*F5</text:p>
          </table:table-cell>
        </table:table-row>
        <table:table-row table:style-name="ro2"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67" calcext:value-type="float">
            <text:p>0.67</text:p>
          </table:table-cell>
          <table:table-cell office:value-type="float" office:value="7.66" calcext:value-type="float">
            <text:p>7.66</text:p>
          </table:table-cell>
          <table:table-cell office:value-type="float" office:value="0.602" calcext:value-type="float">
            <text:p>0.602</text:p>
          </table:table-cell>
          <table:table-cell office:value-type="float" office:value="12.22" calcext:value-type="float">
            <text:p>12.22</text:p>
          </table:table-cell>
          <table:table-cell table:style-name="ce14" office:value-type="float" office:value="-17.760183" calcext:value-type="float">
            <text:p>-17.760183</text:p>
          </table:table-cell>
          <table:table-cell table:style-name="ce17" office:value-type="float" office:value="-21.7784503" calcext:value-type="float">
            <text:p>-21.7784503</text:p>
          </table:table-cell>
          <table:table-cell table:style-name="ce19" office:value-type="float" office:value="-13.74191574" calcext:value-type="float">
            <text:p>-13.74191574</text:p>
          </table:table-cell>
          <table:table-cell table:style-name="ce23" table:formula="of:=[.I23]" office:value-type="float" office:value="-17.760183" calcext:value-type="float">
            <text:p>-17.760183</text:p>
          </table:table-cell>
          <table:table-cell table:style-name="ce26" table:formula="of:=([.K23]-[.I23])/1.64" office:value-type="float" office:value="2.45016296341463" calcext:value-type="float">
            <text:p>2.4501629634</text:p>
          </table:table-cell>
          <table:table-cell table:style-name="ce29" table:formula="of:=RAND()" office:value-type="float" office:value="0.971404308356642" calcext:value-type="float">
            <text:p>0.9714043084</text:p>
          </table:table-cell>
          <table:table-cell table:style-name="ce32" table:formula="of:=COM.MICROSOFT.NORM.INV([.N23];[.L23];[.M23])" office:value-type="float" office:value="-13.1003521066794" calcext:value-type="float">
            <text:p>-13.1003521067</text:p>
          </table:table-cell>
          <table:table-cell table:style-name="ce32" table:formula="of:=COM.MICROSOFT.NORM.INV(RAND();[.L23];[.M23])" office:value-type="float" office:value="-16.5841019898049" calcext:value-type="float">
            <text:p>-16.5841019898</text:p>
          </table:table-cell>
          <table:table-cell table:style-name="ce32" table:formula="of:=COM.MICROSOFT.NORM.INV(RAND();[.L23];[.M23])" office:value-type="float" office:value="-17.9663741711292" calcext:value-type="float">
            <text:p>-17.9663741711</text:p>
          </table:table-cell>
          <table:table-cell table:style-name="ce35" table:formula="of:=AVERAGE([.O23:.Q23])" office:value-type="float" office:value="-15.8836094225379" calcext:value-type="float">
            <text:p>-15.8836094225</text:p>
          </table:table-cell>
          <table:table-cell table:style-name="ce37" table:formula="of:=AVEDEV([.O23:.Q23])" office:value-type="float" office:value="1.85550487723896" calcext:value-type="float">
            <text:p>1.8555048772</text:p>
          </table:table-cell>
          <table:table-cell table:style-name="ce38" table:formula="of:=[.R18]-[.R17]" office:value-type="float" office:value="-7.3795183888136" calcext:value-type="float">
            <text:p>-7.3795183888</text:p>
          </table:table-cell>
          <table:table-cell table:style-name="ce38" table:formula="of:=[.T18]-[.T17]" office:value-type="float" office:value="-19.8103136062809" calcext:value-type="float">
            <text:p>-19.8103136063</text:p>
          </table:table-cell>
          <table:table-cell table:style-name="ce38" table:formula="of:=[.U18]-[.U17]" office:value-type="float" office:value="-6.1353514601468" calcext:value-type="float">
            <text:p>-6.1353514601</text:p>
          </table:table-cell>
          <table:table-cell table:style-name="ce42" table:formula="of:=[.V23]/8" office:value-type="float" office:value="-0.76691893251835" calcext:value-type="float">
            <text:p>-0.7669189325</text:p>
          </table:table-cell>
          <table:table-cell office:value-type="string" calcext:value-type="string">
            <text:p>F1*F3</text:p>
          </table:table-cell>
        </table:table-row>
        <table:table-row table:style-name="ro2"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+</text:p>
          </table:table-cell>
          <table:table-cell table:style-name="ce7" office:value-type="float" office:value="0.67" calcext:value-type="float">
            <text:p>0.67</text:p>
          </table:table-cell>
          <table:table-cell office:value-type="float" office:value="7.66" calcext:value-type="float">
            <text:p>7.66</text:p>
          </table:table-cell>
          <table:table-cell office:value-type="float" office:value="0.602" calcext:value-type="float">
            <text:p>0.602</text:p>
          </table:table-cell>
          <table:table-cell office:value-type="float" office:value="16.88" calcext:value-type="float">
            <text:p>16.88</text:p>
          </table:table-cell>
          <table:table-cell table:style-name="ce14" office:value-type="float" office:value="-22.3369246" calcext:value-type="float">
            <text:p>-22.3369246</text:p>
          </table:table-cell>
          <table:table-cell table:style-name="ce17" office:value-type="float" office:value="-26.3420904" calcext:value-type="float">
            <text:p>-26.3420904</text:p>
          </table:table-cell>
          <table:table-cell table:style-name="ce19" office:value-type="float" office:value="-18.33175883" calcext:value-type="float">
            <text:p>-18.33175883</text:p>
          </table:table-cell>
          <table:table-cell table:style-name="ce23" table:formula="of:=[.I24]" office:value-type="float" office:value="-22.3369246" calcext:value-type="float">
            <text:p>-22.3369246</text:p>
          </table:table-cell>
          <table:table-cell table:style-name="ce26" table:formula="of:=([.K24]-[.I24])/1.64" office:value-type="float" office:value="2.44217425" calcext:value-type="float">
            <text:p>2.44217425</text:p>
          </table:table-cell>
          <table:table-cell table:style-name="ce29" table:formula="of:=RAND()" office:value-type="float" office:value="0.50397898764883" calcext:value-type="float">
            <text:p>0.5039789876</text:p>
          </table:table-cell>
          <table:table-cell table:style-name="ce33" table:formula="of:=COM.MICROSOFT.NORM.INV([.N24];[.L24];[.M24])" office:value-type="float" office:value="-22.3125663337288" calcext:value-type="float">
            <text:p>-22.3125663337</text:p>
          </table:table-cell>
          <table:table-cell table:style-name="ce32" table:formula="of:=COM.MICROSOFT.NORM.INV(RAND();[.L24];[.M24])" office:value-type="float" office:value="-20.7379177829738" calcext:value-type="float">
            <text:p>-20.737917783</text:p>
          </table:table-cell>
          <table:table-cell table:style-name="ce32" table:formula="of:=COM.MICROSOFT.NORM.INV(RAND();[.L24];[.M24])" office:value-type="float" office:value="-26.2714427025692" calcext:value-type="float">
            <text:p>-26.2714427026</text:p>
          </table:table-cell>
          <table:table-cell table:style-name="ce35" table:formula="of:=AVERAGE([.O24:.Q24])" office:value-type="float" office:value="-23.1073089397573" calcext:value-type="float">
            <text:p>-23.1073089398</text:p>
          </table:table-cell>
          <table:table-cell table:style-name="ce37" table:formula="of:=AVEDEV([.O24:.Q24])" office:value-type="float" office:value="2.1094225085413" calcext:value-type="float">
            <text:p>2.1094225085</text:p>
          </table:table-cell>
          <table:table-cell table:style-name="ce38" table:formula="of:=[.R20]-[.R19]" office:value-type="float" office:value="-5.56976644559562" calcext:value-type="float">
            <text:p>-5.5697664456</text:p>
          </table:table-cell>
          <table:table-cell table:style-name="ce38" table:formula="of:=[.T20]-[.T19]" office:value-type="float" office:value="-22.8629011438161" calcext:value-type="float">
            <text:p>-22.8629011438</text:p>
          </table:table-cell>
          <table:table-cell table:style-name="ce38" table:formula="of:=[.U20]-[.U19]" office:value-type="float" office:value="4.18814744474218" calcext:value-type="float">
            <text:p>4.1881474447</text:p>
          </table:table-cell>
          <table:table-cell table:style-name="ce42" table:formula="of:=[.V24]/8" office:value-type="float" office:value="0.523518430592773" calcext:value-type="float">
            <text:p>0.5235184306</text:p>
          </table:table-cell>
          <table:table-cell office:value-type="string" calcext:value-type="string">
            <text:p>F1*F3*F5</text:p>
          </table:table-cell>
        </table:table-row>
        <table:table-row table:style-name="ro2">
          <table:table-cell table:number-columns-repeated="2" table:style-name="ce4" office:value-type="string" calcext:value-type="string">
            <text:p>+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0.67" calcext:value-type="float">
            <text:p>0.67</text:p>
          </table:table-cell>
          <table:table-cell office:value-type="float" office:value="13.11" calcext:value-type="float">
            <text:p>13.11</text:p>
          </table:table-cell>
          <table:table-cell office:value-type="float" office:value="0.087" calcext:value-type="float">
            <text:p>0.087</text:p>
          </table:table-cell>
          <table:table-cell office:value-type="float" office:value="12.22" calcext:value-type="float">
            <text:p>12.22</text:p>
          </table:table-cell>
          <table:table-cell table:style-name="ce14" office:value-type="float" office:value="-0.4366434" calcext:value-type="float">
            <text:p>-0.4366434</text:p>
          </table:table-cell>
          <table:table-cell table:style-name="ce17" office:value-type="float" office:value="-4.4745214" calcext:value-type="float">
            <text:p>-4.4745214</text:p>
          </table:table-cell>
          <table:table-cell table:style-name="ce19" office:value-type="float" office:value="3.60123456" calcext:value-type="float">
            <text:p>3.60123456</text:p>
          </table:table-cell>
          <table:table-cell table:style-name="ce23" table:formula="of:=[.I25]" office:value-type="float" office:value="-0.4366434" calcext:value-type="float">
            <text:p>-0.4366434</text:p>
          </table:table-cell>
          <table:table-cell table:style-name="ce26" table:formula="of:=([.K25]-[.I25])/1.64" office:value-type="float" office:value="2.46212070731707" calcext:value-type="float">
            <text:p>2.4621207073</text:p>
          </table:table-cell>
          <table:table-cell table:style-name="ce29" table:formula="of:=RAND()" office:value-type="float" office:value="0.327998022693263" calcext:value-type="float">
            <text:p>0.3279980227</text:p>
          </table:table-cell>
          <table:table-cell table:style-name="ce32" table:formula="of:=COM.MICROSOFT.NORM.INV([.N25];[.L25];[.M25])" office:value-type="float" office:value="-1.53339009462879" calcext:value-type="float">
            <text:p>-1.5333900946</text:p>
          </table:table-cell>
          <table:table-cell table:style-name="ce32" table:formula="of:=COM.MICROSOFT.NORM.INV(RAND();[.L25];[.M25])" office:value-type="float" office:value="-6.09168015941677" calcext:value-type="float">
            <text:p>-6.0916801594</text:p>
          </table:table-cell>
          <table:table-cell table:style-name="ce32" table:formula="of:=COM.MICROSOFT.NORM.INV(RAND();[.L25];[.M25])" office:value-type="float" office:value="3.61705365576932" calcext:value-type="float">
            <text:p>3.6170536558</text:p>
          </table:table-cell>
          <table:table-cell table:style-name="ce36" table:formula="of:=AVERAGE([.O25:.Q25])" office:value-type="float" office:value="-1.33600553275875" calcext:value-type="float">
            <text:p>-1.3360055328</text:p>
          </table:table-cell>
          <table:table-cell table:style-name="ce37" table:formula="of:=AVEDEV([.O25:.Q25])" office:value-type="float" office:value="3.30203945901871" calcext:value-type="float">
            <text:p>3.302039459</text:p>
          </table:table-cell>
          <table:table-cell table:style-name="ce38" table:formula="of:=[.R22]-[.R21]" office:value-type="float" office:value="-1.37586446088259" calcext:value-type="float">
            <text:p>-1.3758644609</text:p>
          </table:table-cell>
          <table:table-cell table:style-name="ce38" table:formula="of:=[.T22]-[.T21]" office:value-type="float" office:value="-3.19930553030101" calcext:value-type="float">
            <text:p>-3.1993055303</text:p>
          </table:table-cell>
          <table:table-cell table:style-name="ce38" table:formula="of:=[.U22]-[.U21]" office:value-type="float" office:value="-0.123509980758676" calcext:value-type="float">
            <text:p>-0.1235099808</text:p>
          </table:table-cell>
          <table:table-cell table:style-name="ce42" table:formula="of:=[.V25]/8" office:value-type="float" office:value="-0.0154387475948345" calcext:value-type="float">
            <text:p>-0.0154387476</text:p>
          </table:table-cell>
          <table:table-cell office:value-type="string" calcext:value-type="string">
            <text:p>F1*F2</text:p>
          </table:table-cell>
        </table:table-row>
        <table:table-row table:style-name="ro2">
          <table:table-cell table:number-columns-repeated="2"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7" office:value-type="float" office:value="0.67" calcext:value-type="float">
            <text:p>0.67</text:p>
          </table:table-cell>
          <table:table-cell office:value-type="float" office:value="13.11" calcext:value-type="float">
            <text:p>13.11</text:p>
          </table:table-cell>
          <table:table-cell office:value-type="float" office:value="0.087" calcext:value-type="float">
            <text:p>0.087</text:p>
          </table:table-cell>
          <table:table-cell office:value-type="float" office:value="16.88" calcext:value-type="float">
            <text:p>16.88</text:p>
          </table:table-cell>
          <table:table-cell table:style-name="ce14" office:value-type="float" office:value="-5.013385" calcext:value-type="float">
            <text:p>-5.013385</text:p>
          </table:table-cell>
          <table:table-cell table:style-name="ce17" office:value-type="float" office:value="-9.01733451" calcext:value-type="float">
            <text:p>-9.01733451</text:p>
          </table:table-cell>
          <table:table-cell table:style-name="ce19" office:value-type="float" office:value="-1.0094249" calcext:value-type="float">
            <text:p>-1.0094249</text:p>
          </table:table-cell>
          <table:table-cell table:style-name="ce23" table:formula="of:=[.I26]" office:value-type="float" office:value="-5.013385" calcext:value-type="float">
            <text:p>-5.013385</text:p>
          </table:table-cell>
          <table:table-cell table:style-name="ce26" table:formula="of:=([.K26]-[.I26])/1.64" office:value-type="float" office:value="2.44143908536585" calcext:value-type="float">
            <text:p>2.4414390854</text:p>
          </table:table-cell>
          <table:table-cell table:style-name="ce29" table:formula="of:=RAND()" office:value-type="float" office:value="0.518272692643548" calcext:value-type="float">
            <text:p>0.5182726926</text:p>
          </table:table-cell>
          <table:table-cell table:style-name="ce33" table:formula="of:=COM.MICROSOFT.NORM.INV([.N26];[.L26];[.M26])" office:value-type="float" office:value="-4.90152100827327" calcext:value-type="float">
            <text:p>-4.9015210083</text:p>
          </table:table-cell>
          <table:table-cell table:style-name="ce32" table:formula="of:=COM.MICROSOFT.NORM.INV(RAND();[.L26];[.M26])" office:value-type="float" office:value="-4.27737292615416" calcext:value-type="float">
            <text:p>-4.2773729262</text:p>
          </table:table-cell>
          <table:table-cell table:style-name="ce32" table:formula="of:=COM.MICROSOFT.NORM.INV(RAND();[.L26];[.M26])" office:value-type="float" office:value="-3.92962824769232" calcext:value-type="float">
            <text:p>-3.9296282477</text:p>
          </table:table-cell>
          <table:table-cell table:style-name="ce36" table:formula="of:=AVERAGE([.O26:.Q26])" office:value-type="float" office:value="-4.36950739403992" calcext:value-type="float">
            <text:p>-4.369507394</text:p>
          </table:table-cell>
          <table:table-cell table:style-name="ce37" table:formula="of:=AVEDEV([.O26:.Q26])" office:value-type="float" office:value="0.354675742822234" calcext:value-type="float">
            <text:p>0.3546757428</text:p>
          </table:table-cell>
          <table:table-cell table:style-name="ce38" table:formula="of:=[.R24]-[.R23]" office:value-type="float" office:value="-7.22369951721944" calcext:value-type="float">
            <text:p>-7.2236995172</text:p>
          </table:table-cell>
          <table:table-cell table:style-name="ce38" table:formula="of:=[.T24]-[.T23]" office:value-type="float" office:value="1.80975194321798" calcext:value-type="float">
            <text:p>1.8097519432</text:p>
          </table:table-cell>
          <table:table-cell table:style-name="ce38" table:formula="of:=[.U24]-[.U23]" office:value-type="float" office:value="-3.05258753753522" calcext:value-type="float">
            <text:p>-3.0525875375</text:p>
          </table:table-cell>
          <table:table-cell table:style-name="ce42" table:formula="of:=[.V26]/8" office:value-type="float" office:value="-0.381573442191903" calcext:value-type="float">
            <text:p>-0.3815734422</text:p>
          </table:table-cell>
          <table:table-cell office:value-type="string" calcext:value-type="string">
            <text:p>F1*F2*F5</text:p>
          </table:table-cell>
        </table:table-row>
        <table:table-row table:style-name="ro2">
          <table:table-cell table:number-columns-repeated="3" table:style-name="ce4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67" calcext:value-type="float">
            <text:p>0.67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2" calcext:value-type="float">
            <text:p>0.602</text:p>
          </table:table-cell>
          <table:table-cell office:value-type="float" office:value="12.22" calcext:value-type="float">
            <text:p>12.22</text:p>
          </table:table-cell>
          <table:table-cell table:style-name="ce14" office:value-type="float" office:value="-12.2780263" calcext:value-type="float">
            <text:p>-12.2780263</text:p>
          </table:table-cell>
          <table:table-cell table:style-name="ce17" office:value-type="float" office:value="-16.3080791" calcext:value-type="float">
            <text:p>-16.3080791</text:p>
          </table:table-cell>
          <table:table-cell table:style-name="ce19" office:value-type="float" office:value="-8.2479735" calcext:value-type="float">
            <text:p>-8.2479735</text:p>
          </table:table-cell>
          <table:table-cell table:style-name="ce23" table:formula="of:=[.I27]" office:value-type="float" office:value="-12.2780263" calcext:value-type="float">
            <text:p>-12.2780263</text:p>
          </table:table-cell>
          <table:table-cell table:style-name="ce26" table:formula="of:=([.K27]-[.I27])/1.64" office:value-type="float" office:value="2.45734926829268" calcext:value-type="float">
            <text:p>2.4573492683</text:p>
          </table:table-cell>
          <table:table-cell table:style-name="ce29" table:formula="of:=RAND()" office:value-type="float" office:value="0.450686884993882" calcext:value-type="float">
            <text:p>0.450686885</text:p>
          </table:table-cell>
          <table:table-cell table:style-name="ce32" table:formula="of:=COM.MICROSOFT.NORM.INV([.N27];[.L27];[.M27])" office:value-type="float" office:value="-12.582556065278" calcext:value-type="float">
            <text:p>-12.5825560653</text:p>
          </table:table-cell>
          <table:table-cell table:style-name="ce32" table:formula="of:=COM.MICROSOFT.NORM.INV(RAND();[.L27];[.M27])" office:value-type="float" office:value="-17.4421103052817" calcext:value-type="float">
            <text:p>-17.4421103053</text:p>
          </table:table-cell>
          <table:table-cell table:style-name="ce32" table:formula="of:=COM.MICROSOFT.NORM.INV(RAND();[.L27];[.M27])" office:value-type="float" office:value="-11.8551799913995" calcext:value-type="float">
            <text:p>-11.8551799914</text:p>
          </table:table-cell>
          <table:table-cell table:style-name="ce35" table:formula="of:=AVERAGE([.O27:.Q27])" office:value-type="float" office:value="-13.9599487873198" calcext:value-type="float">
            <text:p>-13.9599487873</text:p>
          </table:table-cell>
          <table:table-cell table:style-name="ce37" table:formula="of:=AVEDEV([.O27:.Q27])" office:value-type="float" office:value="2.32144101197464" calcext:value-type="float">
            <text:p>2.321441012</text:p>
          </table:table-cell>
          <table:table-cell table:style-name="ce38" table:formula="of:=[.R26]-[.R25]" office:value-type="float" office:value="-3.03350186128117" calcext:value-type="float">
            <text:p>-3.0335018613</text:p>
          </table:table-cell>
          <table:table-cell table:style-name="ce38" table:formula="of:=[.T26]-[.T25]" office:value-type="float" office:value="-5.84783505633686" calcext:value-type="float">
            <text:p>-5.8478350563</text:p>
          </table:table-cell>
          <table:table-cell table:style-name="ce38" table:formula="of:=[.U26]-[.U25]" office:value-type="float" office:value="5.00905747351899" calcext:value-type="float">
            <text:p>5.0090574735</text:p>
          </table:table-cell>
          <table:table-cell table:style-name="ce42" table:formula="of:=[.V27]/8" office:value-type="float" office:value="0.626132184189874" calcext:value-type="float">
            <text:p>0.6261321842</text:p>
          </table:table-cell>
          <table:table-cell office:value-type="string" calcext:value-type="string">
            <text:p>F1*F2*F3</text:p>
          </table:table-cell>
        </table:table-row>
        <table:table-row table:style-name="ro2">
          <table:table-cell table:number-columns-repeated="4" table:style-name="ce5" office:value-type="string" calcext:value-type="string">
            <text:p>+</text:p>
          </table:table-cell>
          <table:table-cell table:style-name="ce7" office:value-type="float" office:value="0.67" calcext:value-type="float">
            <text:p>0.67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2" calcext:value-type="float">
            <text:p>0.602</text:p>
          </table:table-cell>
          <table:table-cell office:value-type="float" office:value="16.88" calcext:value-type="float">
            <text:p>16.88</text:p>
          </table:table-cell>
          <table:table-cell table:style-name="ce16" office:value-type="float" office:value="-16.8547679" calcext:value-type="float">
            <text:p>-16.8547679</text:p>
          </table:table-cell>
          <table:table-cell table:style-name="ce18" office:value-type="float" office:value="-20.8698844" calcext:value-type="float">
            <text:p>-20.8698844</text:p>
          </table:table-cell>
          <table:table-cell table:style-name="ce21" office:value-type="float" office:value="-12.83965144" calcext:value-type="float">
            <text:p>-12.83965144</text:p>
          </table:table-cell>
          <table:table-cell table:style-name="ce24" table:formula="of:=[.I28]" office:value-type="float" office:value="-16.8547679" calcext:value-type="float">
            <text:p>-16.8547679</text:p>
          </table:table-cell>
          <table:table-cell table:style-name="ce28" table:formula="of:=([.K28]-[.I28])/1.64" office:value-type="float" office:value="2.44824174390244" calcext:value-type="float">
            <text:p>2.4482417439</text:p>
          </table:table-cell>
          <table:table-cell table:style-name="ce31" table:formula="of:=RAND()" office:value-type="float" office:value="0.457660050005225" calcext:value-type="float">
            <text:p>0.45766005</text:p>
          </table:table-cell>
          <table:table-cell table:style-name="ce33" table:formula="of:=COM.MICROSOFT.NORM.INV([.N28];[.L28];[.M28])" office:value-type="float" office:value="-17.115090771338" calcext:value-type="float">
            <text:p>-17.1150907713</text:p>
          </table:table-cell>
          <table:table-cell table:style-name="ce32" table:formula="of:=COM.MICROSOFT.NORM.INV(RAND();[.L28];[.M28])" office:value-type="float" office:value="-11.7901866131579" calcext:value-type="float">
            <text:p>-11.7901866132</text:p>
          </table:table-cell>
          <table:table-cell table:style-name="ce32" table:formula="of:=COM.MICROSOFT.NORM.INV(RAND();[.L28];[.M28])" office:value-type="float" office:value="-17.1083129936995" calcext:value-type="float">
            <text:p>-17.1083129937</text:p>
          </table:table-cell>
          <table:table-cell table:style-name="ce35" table:formula="of:=AVERAGE([.O28:.Q28])" office:value-type="float" office:value="-15.3378634593984" calcext:value-type="float">
            <text:p>-15.3378634594</text:p>
          </table:table-cell>
          <table:table-cell table:style-name="ce37" table:formula="of:=AVEDEV([.O28:.Q28])" office:value-type="float" office:value="2.36511789749372" calcext:value-type="float">
            <text:p>2.3651178975</text:p>
          </table:table-cell>
          <table:table-cell table:style-name="ce40" table:formula="of:=[.R28]-[.R27]" office:value-type="float" office:value="-1.37791467207867" calcext:value-type="float">
            <text:p>-1.3779146721</text:p>
          </table:table-cell>
          <table:table-cell table:style-name="ce40" table:formula="of:=[.T28]-[.T27]" office:value-type="float" office:value="1.6555871892025" calcext:value-type="float">
            <text:p>1.6555871892</text:p>
          </table:table-cell>
          <table:table-cell table:style-name="ce40" table:formula="of:=[.U28]-[.U27]" office:value-type="float" office:value="7.50342224553936" calcext:value-type="float">
            <text:p>7.5034222455</text:p>
          </table:table-cell>
          <table:table-cell table:style-name="ce42" table:formula="of:=[.V28]/8" office:value-type="float" office:value="0.937927780692419" calcext:value-type="float">
            <text:p>0.9379277807</text:p>
          </table:table-cell>
          <table:table-cell office:value-type="string" calcext:value-type="string">
            <text:p>F1*F2*F3*F5</text:p>
          </table:table-cell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6"/>
        </table:table-row>
        <table:table-row table:style-name="ro2" table:number-rows-repeated="15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number-style style:name="N12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3" loext:min-decimal-places="3" number:min-integer-digits="1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min-integer-digits="1"/>
      <number:text> </number:text>
    </number:number-style>
    <number:number-style style:name="N132">
      <number:number number:decimal-places="2" loext:min-decimal-places="2" number:min-integer-digits="1"/>
      <number:text> </number:text>
    </number:number-style>
    <number:number-style style:name="N133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1:03:05.429019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Martínez</meta:initial-creator>
    <meta:creation-date>2016-05-06T09:15:55.928876333</meta:creation-date>
    <dc:date>2016-12-01T18:23:37.849384471</dc:date>
    <meta:editing-duration>PT7H57M50S</meta:editing-duration>
    <meta:editing-cycles>4</meta:editing-cycles>
    <meta:generator>LibreOffice/5.1.4.2$Linux_X86_64 LibreOffice_project/10m0$Build-2</meta:generator>
    <meta:document-statistic meta:table-count="1" meta:cell-count="404" meta:object-count="0"/>
    <meta:user-defined meta:name="Originator">Microsoft Word 15</meta:user-defined>
    <meta:user-defined meta:name="ProgId">Word.Document</meta:user-defined>
  </office:meta>
</office:document-meta>
</file>